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8e643"/>
    </style:style>
    <style:style style:name="P2" style:family="paragraph" style:parent-style-name="Text_20_body">
      <style:text-properties officeooo:paragraph-rsid="0016ac9b"/>
    </style:style>
    <style:style style:name="P3" style:family="paragraph" style:parent-style-name="Heading_20_2">
      <style:text-properties officeooo:paragraph-rsid="00112dd0"/>
    </style:style>
    <style:style style:name="P4" style:family="paragraph" style:parent-style-name="Heading_20_3">
      <style:paragraph-properties fo:margin-top="0cm" fo:margin-bottom="0.247cm" style:contextual-spacing="false" fo:line-height="115%"/>
    </style:style>
    <style:style style:name="P5" style:family="paragraph" style:parent-style-name="Text_20_body">
      <style:text-properties officeooo:rsid="001a1af0" officeooo:paragraph-rsid="001a1af0"/>
    </style:style>
    <style:style style:name="P6" style:family="paragraph" style:parent-style-name="Horizontal_20_Line">
      <style:paragraph-properties fo:margin-top="0cm" fo:margin-bottom="0.247cm" style:contextual-spacing="false" fo:line-height="115%"/>
    </style:style>
    <style:style style:name="P7" style:family="paragraph" style:parent-style-name="Text_20_body">
      <style:paragraph-properties fo:margin-top="0cm" fo:margin-bottom="0.247cm" style:contextual-spacing="false" fo:line-height="115%"/>
      <style:text-properties officeooo:paragraph-rsid="001d576a"/>
    </style:style>
    <style:style style:name="P8" style:family="paragraph" style:parent-style-name="Text_20_body">
      <style:text-properties officeooo:rsid="001a1af0" officeooo:paragraph-rsid="001a9ba5"/>
    </style:style>
    <style:style style:name="P9" style:family="paragraph" style:parent-style-name="Text_20_body">
      <style:text-properties officeooo:rsid="00162312" officeooo:paragraph-rsid="00162312"/>
    </style:style>
    <style:style style:name="P10" style:family="paragraph" style:parent-style-name="Text_20_body">
      <style:text-properties officeooo:paragraph-rsid="00162312"/>
    </style:style>
    <style:style style:name="P11" style:family="paragraph" style:parent-style-name="Text_20_body">
      <style:text-properties officeooo:rsid="00145bdd" officeooo:paragraph-rsid="00162312"/>
    </style:style>
    <style:style style:name="T1" style:family="text">
      <style:text-properties officeooo:rsid="0008e643"/>
    </style:style>
    <style:style style:name="T2" style:family="text">
      <style:text-properties officeooo:rsid="00162312"/>
    </style:style>
    <style:style style:name="T3" style:family="text">
      <style:text-properties officeooo:rsid="0016ac9b"/>
    </style:style>
    <style:style style:name="T4" style:family="text">
      <style:text-properties officeooo:rsid="001d576a"/>
    </style:style>
    <style:style style:name="T5" style:family="text">
      <style:text-properties officeooo:rsid="001a9b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1. Lojas e E-commerce</text:span></text:h>
      <text:p text:style-name="Text_20_body"><text:span text:style-name="Strong_20_Emphasis">Para o Cliente Final:</text:span><text:line-break/>✔ Consulta de estoque: tamanhos, cores, modelos, disponibilidade<text:line-break/>✔ Rastreamento de pedidos (código de rastreio automático)<text:line-break/>✔ Informações sobre promoções, cupons, brindes, descontos sazonais<text:line-break/>✔ Suporte pós-venda (troca, devolução, garantia)<text:line-break/>✔ Comparação de produtos e recomendações personalizadas<text:line-break/>✔ Solicitação de nota fiscal eletrônica ou 2ª via<text:line-break/>✔ Dúvidas sobre prazos, formas de pagamento, parcelamento</text:p>
      <text:p text:style-name="Text_20_body"><text:span text:style-name="Strong_20_Emphasis">Para o Dono da Loja/Contratante:</text:span><text:line-break/>✔ Alertas de estoque baixo e rupturas<text:line-break/>✔ Relatórios de vendas diários, semanais, mensais<text:line-break/>✔ Alteração rápida de anúncios ou descrições de produtos<text:line-break/>✔ Dúvidas sobre políticas de plataformas (Shopee, Mercado Livre, Magalu)<text:line-break/>✔ Cadastro em massa de novos produtos via planilha ou API<text:line-break/>✔ Relatórios de atendimento (tempo médio, reclamações recorrentes)</text:p>
      <text:p text:style-name="Horizontal_20_Line"/>
      <text:h text:style-name="Heading_20_3" text:outline-level="3"><text:span text:style-name="Strong_20_Emphasis">2. Escritórios de Advocacia</text:span></text:h>
      <text:p text:style-name="P1"><text:span text:style-name="Strong_20_Emphasis">Para o Cliente Final:</text:span><text:line-break/>✔ Relato do caso via texto ou áudio (civil, trabalhista, família, consumidor)<text:line-break/>✔ Consulta de status de processos: protocolos, audiências, prazos<text:line-break/>✔ Solicitação de documentos: procuração, contratos, petições<text:line-break/>✔ Dúvidas sobre honorários e formas de pagamento<text:line-break/>✔ Encaminhamento automático para advogado especializado</text:p>
      <text:p text:style-name="P2">✔ <text:s/><text:span text:style-name="T1">Direcionar para o advogado contratante indicar um profissional quando o problema do cliente não é da sua área de competência. </text:span></text:p>
      <text:p text:style-name="P2"><text:span text:style-name="T2">✔ Agendamento de conversa com o advogado contrante (via telefone, mensagem ou video-chamada), </text:span><text:span text:style-name="T3">normalmente no fim do atendimento do primeiro contato. (intervalo de tempo definido pelo advogado para poder acessar o caso do cliente a partir das informações colhidas pelo bot).</text:span><text:line-break/></text:p>
      <text:h text:style-name="P3" text:outline-level="2">2. Escritórios de Advocacia</text:h>
      <text:h text:style-name="P4" text:outline-level="3">Para o Cliente Final:</text:h>
      <text:p text:style-name="Text_20_body">✔ Relato do caso via texto ou áudio (civil, trabalhista, família, consumidor)<text:line-break/>✔ Consulta de status de processos: protocolos, audiências, prazos<text:line-break/>✔ Solicitação de documentos: procuração, contratos, petições<text:line-break/>✔ Dúvidas sobre honorários e formas de pagamento<text:line-break/>✔ Encaminhamento automático para advogado especializado<text:line-break/>✔ Direcionar para o advogado contratante indicar um profissional quando o problema do cliente não é da sua área de competência<text:line-break/><text:soft-page-break/> Agendamento de conversa com o advogado contratante (via telefone, mensagem ou video-chamada), normalmente no fim do atendimento do primeiro contato. (intervalo de tempo definido pelo advogado para poder acessar o caso do cliente a partir das informações colhidas pelo bot).</text:p>
      <text:p text:style-name="Text_20_body">🟡 Confirmação de recebimento e lembrete de envio de documento<text:line-break/>🟡 Checklist de documentos sugeridos pelo bot<text:line-break/>🟡 Cliente envia mensagem errada, pede desculpa, corrige informações<text:line-break/>🟡 Cliente pergunta se pode enviar áudio<text:line-break/>🟡 Cliente pergunta sobre valor/consulta inicial<text:line-break/>🟡 Cliente pede atualização depois de dias<text:line-break/>🟡 Cliente recusa/aceita indicação de outro advogado<text:line-break/>🟡 Cliente pergunta formas de pagamento específicas<text:line-break/>🟡 Opção do cliente para agendamento dinâmico e canal preferido</text:p>
      <text:p text:style-name="P5">✔ lembretes sobre data e hora de audiências</text:p>
      <text:p text:style-name="P6"/>
      <text:h text:style-name="P4" text:outline-level="3">Para o Advogado/Contratante:</text:h>
      <text:p text:style-name="P7">✔<text:span text:style-name="T4">Função onbording do advogado, cadastro inicial, criação de planilhas necessárias e organização de leads.</text:span></text:p>
      <text:p text:style-name="Text_20_body">✔ Aprovação de minutas e petições via chat<text:line-break/>✔ Alerta de prazos processuais críticos<text:line-break/>✔ Gestão de honorários e cobrança automatizada<text:line-break/>✔ Redação e envio de modelos de documentos jurídicos. (Pode ter uma base de dados de documentos jurídicos e modelos para ensinar a IA a fazê-los.)<text:line-break/>✔ Envio de documentos ao cliente pelo chatbot (modelos de documentos jurídicos) por email<text:line-break/>✔ Consulta de andamentos no Diário Oficial por meio de integração com API semelhante ao QueridoDiário.<text:line-break/>✔ Aviso de propostas de forma de pagamento fora do padrão (pagamento em permuta, por exemplo)<text:line-break/>✔ Ter uma base de contatos de indicação (em caso da requisição do cliente não ser da mesma área do advogado contratante).<text:line-break/>✔ Avisar quando o cliente esqueceu de enviar algum documento.<text:line-break/>✔ Revisão de documentos<text:line-break/>✔ Status de negociação com cliente (tem dinheiro? Vai parcelar? Vai pagar com permuta?)<text:line-break/>[Lembrar de que no onboarding do cliente ele deve escolher todas as opções de pagamento listadas no gerador de conversas, isso vai refletir no front end do cliente quando for fazer a inscrição].</text:p>
      <text:p text:style-name="Text_20_body">🟡 Advogado perguntando/decidindo sobre permuta<text:line-break/>🟡 Advogado “brinca”/questiona sumiço do cliente<text:line-break/>🟡 Advogado pede update de clientes aguardando retorno<text:line-break/>🟡 Advogado solicita atualização sobre documento pendente<text:line-break/>🟡 Advogado recusa/explica não atendimento de área<text:line-break/>🟡 Advogado pede status de múltiplos processos<text:line-break/>🟡 Advogado pergunta se bot já enviou notificação pro cliente<text:line-break/>🟡 Advogado quer alterar/cancelar agendamento<text:line-break/>🟡 Advogado pede resumos/statísticas</text:p>
      <text:p text:style-name="P5"><text:soft-page-break/>✔ lembretes sobre data e hora de audiências</text:p>
      <text:p text:style-name="P8">✔ <text:span text:style-name="T5">Enviar resumo de caso de lide para advogado específico (antes do primeiro encontro, seja ele virtual, por chamada ou por mensagem)</text:span></text:p>
      <text:p text:style-name="P9"><text:line-break/></text:p>
      <text:p text:style-name="P10"/>
      <text:p text:style-name="P11"><text:s/></text:p>
      <text:p text:style-name="Text_20_body"/>
      <text:p text:style-name="Horizontal_20_Line"/>
      <text:h text:style-name="Heading_20_3" text:outline-level="3"><text:span text:style-name="Strong_20_Emphasis">3. Psicólogos e Terapeutas</text:span></text:h>
      <text:p text:style-name="Text_20_body"><text:span text:style-name="Strong_20_Emphasis">Para o Paciente:</text:span><text:line-break/>✔ Agendamento online ou presencial por disponibilidade<text:line-break/>✔ Triagem inicial: ansiedade, depressão, TDAH, etc.<text:line-break/>✔ Cancelamento ou remarcação com regras claras<text:line-break/>✔ Esclarecimento de abordagem: TCC, psicanálise, humanista<text:line-break/>✔ Informações sobre reembolsos (planos de saúde)</text:p>
      <text:p text:style-name="Text_20_body"><text:span text:style-name="Strong_20_Emphasis">Para o Psicólogo/Contratante:</text:span><text:line-break/>✔ Gestão de agenda e bloqueio de horários<text:line-break/>✔ Lembretes automáticos para consultas e faltas<text:line-break/>✔ Relatórios de frequência e faltas<text:line-break/>✔ Alerta de alta demanda para reequilíbrio de agenda</text:p>
      <text:p text:style-name="Horizontal_20_Line"/>
      <text:h text:style-name="Heading_20_3" text:outline-level="3"><text:span text:style-name="Strong_20_Emphasis">4. Clínicas Odontológicas</text:span></text:h>
      <text:p text:style-name="Text_20_body"><text:span text:style-name="Strong_20_Emphasis">Para o Paciente:</text:span><text:line-break/>✔ Agendamento de consultas, urgências ou avaliações estéticas<text:line-break/>✔ Confirmação de aceitação de convênios<text:line-break/>✔ Orientações pré e pós-procedimento (clareamento, extração, implante)<text:line-break/>✔ Consultas sobre valores, parcelamento e promoções</text:p>
      <text:p text:style-name="Text_20_body"><text:span text:style-name="Strong_20_Emphasis">Para o Dentista/Contratante:</text:span><text:line-break/>✔ Gestão de estoque de materiais e insumos<text:line-break/>✔ Confirmação de comparecimento e follow-up pós-atendimento<text:line-break/>✔ Avisos de manutenção de equipamentos</text:p>
      <text:p text:style-name="Horizontal_20_Line"/>
      <text:h text:style-name="Heading_20_3" text:outline-level="3"><text:span text:style-name="Strong_20_Emphasis">5. Clínicas de Estética</text:span></text:h>
      <text:p text:style-name="Text_20_body"><text:span text:style-name="Strong_20_Emphasis">Para o Cliente Final:</text:span><text:line-break/>✔ Consulta de serviços: botox, preenchimento, laser, depilação<text:line-break/>✔ Cuidados pré e pós-tratamento explicados no chat<text:line-break/><text:soft-page-break/>✔ Agendamentos e parcelamento de pacotes<text:line-break/>✔ Comparação entre procedimentos estéticos</text:p>
      <text:p text:style-name="Text_20_body"><text:span text:style-name="Strong_20_Emphasis">Para a Clínica/Contratante:</text:span><text:line-break/>✔ Gestão de pacotes de fidelidade<text:line-break/>✔ Lembrete de retorno e manutenção estética<text:line-break/>✔ Pesquisas de satisfação automatizadas</text:p>
      <text:p text:style-name="Horizontal_20_Line"/>
      <text:h text:style-name="Heading_20_3" text:outline-level="3"><text:span text:style-name="Strong_20_Emphasis">6. Nutricionistas</text:span></text:h>
      <text:p text:style-name="Text_20_body"><text:span text:style-name="Strong_20_Emphasis">Para o Paciente:</text:span><text:line-break/>✔ Consulta de serviços: reeducação alimentar, emagrecimento, dietas específicas<text:line-break/>✔ Plano alimentar adaptado: vegana, intolerâncias, hipertrofia<text:line-break/>✔ Dúvidas sobre suplementação e exames<text:line-break/>✔ Acompanhamento de metas com feedback</text:p>
      <text:p text:style-name="Text_20_body"><text:span text:style-name="Strong_20_Emphasis">Para o Nutricionista/Contratante:</text:span><text:line-break/>✔ Upload e análise de exames pré-consulta<text:line-break/>✔ Lembretes automáticos de consultas de retorno<text:line-break/>✔ Relatórios de evolução de pacientes</text:p>
      <text:p text:style-name="Horizontal_20_Line"/>
      <text:h text:style-name="Heading_20_3" text:outline-level="3"><text:span text:style-name="Strong_20_Emphasis">7. Consultórios Médicos</text:span></text:h>
      <text:p text:style-name="Text_20_body"><text:span text:style-name="Strong_20_Emphasis">Para o Paciente:</text:span><text:line-break/>✔ Triagem e direcionamento por sintomas<text:line-break/>✔ Consulta de especialidades disponíveis<text:line-break/>✔ Agendamento com ou sem convênio<text:line-break/>✔ Solicitação de atestados e resultados de exames</text:p>
      <text:p text:style-name="Text_20_body"><text:span text:style-name="Strong_20_Emphasis">Para o Médico/Contratante:</text:span><text:line-break/>✔ Bloqueio de agenda em feriados ou eventos<text:line-break/>✔ Alerta de exames pendentes ou pacientes críticos<text:line-break/>✔ Lembretes de retorno</text:p>
      <text:p text:style-name="Horizontal_20_Line"/>
      <text:h text:style-name="Heading_20_3" text:outline-level="3"><text:span text:style-name="Strong_20_Emphasis">8. Serviços Técnicos (Encanador, Eletricista, etc.)</text:span></text:h>
      <text:p text:style-name="Text_20_body"><text:span text:style-name="Strong_20_Emphasis">Para o Cliente Final:</text:span><text:line-break/>✔ Relato do problema por vídeo, foto ou áudio<text:line-break/>✔ Orçamento automático ou envio de técnico urgente<text:line-break/>✔ Pagamento via PIX ou cartão no local</text:p>
      <text:p text:style-name="Text_20_body"><text:span text:style-name="Strong_20_Emphasis">Para o Profissional/Contratante:</text:span><text:line-break/>✔ Gestão de materiais e peças necessárias<text:line-break/>✔ Organização da rota otimizada via Google Maps</text:p>
      <text:p text:style-name="Horizontal_20_Line"/>
      <text:h text:style-name="Heading_20_3" text:outline-level="3"><text:soft-page-break/><text:span text:style-name="Strong_20_Emphasis">9. Agências de Comunicação</text:span></text:h>
      <text:p text:style-name="Text_20_body"><text:span text:style-name="Strong_20_Emphasis">Para o Cliente (Empresas ou Políticos):</text:span><text:line-break/>✔ Consulta de serviços: redes sociais, campanhas, assessoria de imprensa<text:line-break/>✔ Aprovação de conteúdos, peças e vídeos em tempo real<text:line-break/>✔ Relatórios de engajamento e métricas das redes<text:line-break/>✔ Briefings rápidos para novas campanhas ou crises</text:p>
      <text:p text:style-name="Text_20_body"><text:span text:style-name="Strong_20_Emphasis">Para o Público Final:</text:span><text:line-break/>✔ SAC das marcas atendidas<text:line-break/>✔ Promoções e campanhas ativas (sorteios, desafios)</text:p>
      <text:p text:style-name="Horizontal_20_Line"/>
      <text:h text:style-name="Heading_20_3" text:outline-level="3"><text:span text:style-name="Strong_20_Emphasis">10. Assessoria de Comunicação Política (Prefeitos, Vereadores, Deputados, Secretários)</text:span></text:h>
      <text:p text:style-name="Text_20_body"><text:span text:style-name="Strong_20_Emphasis">Para o Político ou Assessoria:</text:span><text:line-break/>✔ Revisão de discursos e releases com IA de tom de voz<text:line-break/>✔ Monitoramento de tendências, crises e hashtags<text:line-break/>✔ Gestão de agenda pública e compromissos privados<text:line-break/>✔ Preparação de respostas padrão para demandas recorrentes</text:p>
      <text:p text:style-name="Text_20_body"><text:span text:style-name="Strong_20_Emphasis">Para o Cidadão/Eleitor:</text:span><text:line-break/>✔ Consulta de projetos de lei ou ações do político<text:line-break/>✔ Solicitação de serviços públicos: buracos, iluminação, poda de árvore<text:line-break/>✔ Agendamento de audiências ou participação em eventos<text:line-break/>✔ Canal direto para sugestões e denúncias</text:p>
      <text:p text:style-name="Text_20_body"><text:span text:style-name="Strong_20_Emphasis">Exemplos de Diálogo (Política):</text:span></text:p>
      <text:p text:style-name="Text_20_body"><text:span text:style-name="Emphasis">Cidadão</text:span>: "O vereador vai estar na inauguração da praça amanhã?"<text:line-break/><text:span text:style-name="Emphasis">Bot</text:span>: "Sim, o vereador confirmou presença às 9h. Você deseja participar?"</text:p>
      <text:p text:style-name="Text_20_body"><text:span text:style-name="Emphasis">Cidadão</text:span>: "Como faço denúncia de iluminação queimada?"<text:line-break/><text:span text:style-name="Emphasis">Bot</text:span>: "Encaminhei seu pedido à Secretaria de Obras. Protocolo 45678."</text:p>
      <text:p text:style-name="Horizontal_20_Line"/>
      <text:h text:style-name="Heading_20_3" text:outline-level="3"><text:span text:style-name="Strong_20_Emphasis">Novos Segmentos Sugeridos</text:span></text:h>
      <text:p text:style-name="Horizontal_20_Line"/>
      <text:h text:style-name="Heading_20_3" text:outline-level="3"><text:span text:style-name="Strong_20_Emphasis">11. Imobiliárias</text:span></text:h>
      <text:p text:style-name="Text_20_body"><text:span text:style-name="Strong_20_Emphasis">Para o Cliente:</text:span><text:line-break/>✔ Agendamento de visitas e tours virtuais<text:line-break/>✔ Simulação de financiamento<text:line-break/>✔ Dúvidas sobre documentação e taxas</text:p>
      <text:p text:style-name="Text_20_body"><text:span text:style-name="Strong_20_Emphasis">Para o Corretor/Contratante:</text:span><text:line-break/>✔ Cadastro de novos imóveis<text:line-break/><text:soft-page-break/>✔ Relatórios de interesse de clientes<text:line-break/>✔ Follow-up automatizado</text:p>
      <text:p text:style-name="Horizontal_20_Line"/>
      <text:h text:style-name="Heading_20_3" text:outline-level="3"><text:span text:style-name="Strong_20_Emphasis">12. Escolas, Cursos, Universidades</text:span></text:h>
      <text:p text:style-name="Text_20_body"><text:span text:style-name="Strong_20_Emphasis">Para o Aluno/Responsável:</text:span><text:line-break/>✔ Matrícula online e pagamento de mensalidades<text:line-break/>✔ Consulta de notas, faltas e boletins<text:line-break/>✔ Material didático digital</text:p>
      <text:p text:style-name="Text_20_body"><text:span text:style-name="Strong_20_Emphasis">Para a Secretaria:</text:span><text:line-break/>✔ Gestão de turmas e vagas disponíveis<text:line-break/>✔ Comunicação rápida com pais e responsáveis</text:p>
      <text:p text:style-name="Horizontal_20_Line"/>
      <text:h text:style-name="Heading_20_3" text:outline-level="3"><text:span text:style-name="Strong_20_Emphasis">13. Bancos e Fintechs</text:span></text:h>
      <text:p text:style-name="Text_20_body"><text:span text:style-name="Strong_20_Emphasis">Para o Cliente Final:</text:span><text:line-break/>✔ Consulta de saldo e extrato simplificado<text:line-break/>✔ Bloqueio de cartão<text:line-break/>✔ Negociação de dívidas ou parcelamentos</text:p>
      <text:p text:style-name="Text_20_body"><text:span text:style-name="Strong_20_Emphasis">Para o Gerente ou Suporte Interno:</text:span><text:line-break/>✔ Alertas de movimentações suspeitas<text:line-break/>✔ Aprovação de crédito ou financiamento<text:line-break/>✔ Gestão de carteiras de client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7T10:00:47.348657685</meta:creation-date>
    <dc:date>2025-07-20T21:39:43.824118372</dc:date>
    <meta:editing-duration>PT3H40M48S</meta:editing-duration>
    <meta:editing-cycles>8</meta:editing-cycles>
    <meta:generator>LibreOffice/25.2.4.3$Linux_X86_64 LibreOffice_project/520$Build-3</meta:generator>
    <meta:document-statistic meta:table-count="0" meta:image-count="0" meta:object-count="0" meta:page-count="6" meta:paragraph-count="57" meta:word-count="1378" meta:character-count="9193" meta:non-whitespace-character-count="7864"/>
  </office:meta>
</office:document-meta>
</file>